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57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1236in"/>
    </style:style>
    <style:style style:name="co9" style:family="table-column">
      <style:table-column-properties fo:break-before="auto" style:column-width="2.5173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0634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1102in"/>
    </style:style>
    <style:style style:name="co15" style:family="table-column">
      <style:table-column-properties fo:break-before="auto" style:column-width="2.0417in"/>
    </style:style>
    <style:style style:name="co16" style:family="table-column">
      <style:table-column-properties fo:break-before="auto" style:column-width="1.5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phon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usernam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identificationNumber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rol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roles(id_role)</text:p>
          </table:table-cell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user_taxIdentification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_profilePhoto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user_situatio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user_registration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_identificationDocument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_personalDescription_tex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_personalDescription_audio</text:p>
          </table:table-cell>
          <table:table-cell office:value-type="string" calcext:value-type="string">
            <text:p>VARCHAR(250)</text:p>
          </table:table-cell>
          <table:table-cell/>
        </table:table-row>
      </table:table>
      <table:table table:name="02-role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rol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role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03-farm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farm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farm_nam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farm_numberLots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pan text:style-name="T1">id_</text:span>villag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villages(id_village)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arm_longitud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arm_latitud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farm_commercialRegistry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m_photos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arm_altitud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arm_temperatur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climat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limates(id_climate)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users(id_user)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arm_situation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table table:name="04-lots" table:style-name="ta1"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lots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pan text:style-name="T1">id_</text:span>variety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offe_variations(id_variety)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pan text:style-name="T1">id_</text:span>profil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offe_profile(id_profile)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pan text:style-name="T1">id_</text:span>associ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ssociations(id_association)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product_avaliableAmoun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roast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roasting_type(id_roast)</text:p>
          </table:table-cell>
        </table:table-row>
        <table:table-row table:style-name="ro1">
          <table:table-cell/>
          <table:table-cell office:value-type="string" calcext:value-type="string">
            <text:p>product_productionDescription_tex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ct_productionDescription_audio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product_scCertificate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product_tasterCertificate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pan text:style-name="T1">id_</text:span>farm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farms(id_farm)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product_situatio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product_referenceNumber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05-association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association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association_nam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association_situation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table table:name="06-coffe_variations" table:style-name="ta1">
        <table:table-column table:style-name="co6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variety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variety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07-coffe_profi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profil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profile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08-roasting_typ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roas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roasting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clima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climat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climate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villag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villag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FK </text:p>
          </table:table-cell>
          <table:table-cell office:value-type="string" calcext:value-type="string">
            <text:p>id_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ities(id_city)</text:p>
          </table:table-cell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village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cities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c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stat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tates(id_state)</text:p>
          </table:table-cell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city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states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stat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country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ountries(id_country)</text:p>
          </table:table-cell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countries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_country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NN U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VARCHAR(45)</text:p>
          </table:table-cell>
          <table:table-cell/>
        </table:table-row>
      </table:table>
      <table:table table:name="business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type_data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NN <text:s/>U</text:p>
          </table:table-cell>
          <table:table-cell office:value-type="string" calcext:value-type="string">
            <text:p>company_commercialRegistry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company_city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ities(id_city)</text:p>
          </table:table-cell>
        </table:table-row>
        <table:table-row table:style-name="ro1">
          <table:table-cell office:value-type="string" calcext:value-type="string">
            <text:p>NN </text:p>
          </table:table-cell>
          <table:table-cell office:value-type="string" calcext:value-type="string">
            <text:p>company_zipCode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users(id_user)</text:p>
          </table:table-cell>
        </table:table-row>
        <table:table-row table:style-name="ro1">
          <table:table-cell office:value-type="string" calcext:value-type="string">
            <text:p>NN </text:p>
          </table:table-cell>
          <table:table-cell office:value-type="string" calcext:value-type="string">
            <text:p>company_situation</text:p>
          </table:table-cell>
          <table:table-cell office:value-type="string" calcext:value-type="string">
            <text:p>BOOL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0:43:34.067787921</meta:creation-date>
    <dc:date>2023-03-07T12:47:28.877093542</dc:date>
    <meta:editing-duration>PT2H31M</meta:editing-duration>
    <meta:editing-cycles>32</meta:editing-cycles>
    <meta:generator>LibreOffice/7.3.7.2$Linux_X86_64 LibreOffice_project/30$Build-2</meta:generator>
    <meta:document-statistic meta:table-count="14" meta:cell-count="275" meta:object-count="0"/>
  </office:meta>
</office:document-meta>
</file>